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User_20_Index_20_Heading">
      <style:paragraph-properties fo:break-before="page"/>
    </style:style>
    <style:style style:name="P2" style:family="paragraph" style:parent-style-name="User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User-Defined Index</text:h>
      <text:p text:style-name="Text_20_body">A <text:user-index-mark-start text:id="IMark600097340" text:index-name="User-Defined" text:outline-level="1"/>line<text:user-index-mark-end text:id="IMark600097340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user-index-mark-start text:id="IMark600097340" text:index-name="User-Defined" text:outline-level="1"/>break<text:user-index-mark-end text:id="IMark600097340"/>.</text:p>
      <text:p text:style-name="Text_20_body"/>
      <text:user-index text:style-name="Sect1" text:protected="true" text:name="User-Defined1">
        <text:user-index-source text:use-index-mark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>
            <text:p text:style-name="P1">User-Defined Index</text:p>
          </text:index-title>
          <text:p text:style-name="P2">line<text:tab/>1</text:p>
          <text:p text:style-name="P2">break<text:tab/>1</text:p>
        </text:index-body>
      </text:user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7:20</dc:date>
    <dc:creator>Vincent Spiewak</dc:creator>
    <meta:editing-duration>PT00H42M32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1" meta:word-count="27" meta:character-count="140"/>
    <meta:user-defined meta:name="Info 1"/>
    <meta:user-defined meta:name="Info 2"/>
    <meta:user-defined meta:name="Info 3"/>
    <meta:user-defined meta:name="Info 4"/>
  </office:meta>
</office:document-meta>
</file>